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e70013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98400000pt" svg:height="100.00000000000pt"/>
          <draw:path draw:style-name="gr3" draw:id="shape3" draw:name="path554" draw:layer="" svg:width="194.82626271545pt" svg:height="194.82627870831pt" draw:transform="matrix(0.25879449000 0.00000000000 0.00000000000 0.25879449000 49.91151752281pt 24.73455784248pt)" svg:viewBox="0 0 195 195" svg:d="M194.826 97.4132C194.826 151.213 151.213 194.826 97.4132 194.826C43.6134 194.826 0 151.213 0 97.4132C0 43.6134 43.6134 0 97.4132 0C151.213 0 194.826 43.6134 194.826 97.4132Z" koffice:nodeTypes="ccccc"/>
          <draw:path draw:style-name="gr2" draw:id="shape4" draw:name="path556" draw:layer="" svg:width="23.89984524814pt" svg:height="33.90856102516pt" svg:x="58.40714800000pt" svg:y="33.23018800000pt" svg:viewBox="0 0 24 34" svg:d="M17.0495 33.9086C7.63817 33.9086 0 26.3131 0 16.9544C0 7.59545 7.63817 0 17.0495 0C19.4025 0 22.0807 0.538244 23.8998 1.86688C11.4303 2.33361 8.27643 12.8503 8.27643 17.0888C8.27643 21.3274 10.2929 30.7801 23.8996 32.1761C22.3512 33.1686 19.4025 33.9086 17.0495 33.9086Z" koffice:nodeTypes="ccccccc"/>
          <draw:path draw:style-name="gr2" draw:id="shape5" draw:name="polygon559" draw:layer="" svg:width="81.05196033027pt" svg:height="84.25916359033pt" draw:transform="matrix(0.25198411000 0.00000000000 0.00000000000 0.25198411000 69.96106182420pt 39.35455366850pt)" svg:viewBox="0 0 81 84" svg:d="M79.0231 70.099L48.8748 59.0866L28.9303 84.2592L30.0744 52.1484L0 40.9356L30.8555 32.1024L32.2129 0L50.1385 26.6515L81.052 18.0239L61.275 43.3287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3:56</dc:date>
    <meta:creation-date>2011-05-22T06:10:40</meta:creation-date>
    <dc:creator>Yue Liu</dc:creator>
  </office:meta>
</office:document-meta>
</file>